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82c6" officeooo:paragraph-rsid="001a82c6"/>
    </style:style>
    <style:style style:name="P2" style:family="paragraph" style:parent-style-name="Standard">
      <style:text-properties officeooo:rsid="001acd72" officeooo:paragraph-rsid="001acd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hier des charges</text:h>
      <text:p text:style-name="P1"/>
      <text:p text:style-name="P2">Traitement PHP</text:p>
      <text:p text:style-name="P2"><text:tab/>Product classification : Base de données</text:p>
      <text:p text:style-name="P2"><text:tab/>Attribute value : Recherche de l’élément</text:p>
      <text:p text:style-name="P2"><text:tab/>Rendering : Affichage</text:p>
      <text:p text:style-name="P2"/>
      <text:p text:style-name="P2">html</text:p>
      <text:p text:style-name="P2">cs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1:24:53.862000000</meta:creation-date>
    <dc:date>2017-11-28T17:38:20.679000000</dc:date>
    <meta:editing-duration>PT3H4M48S</meta:editing-duration>
    <meta:editing-cycles>2</meta:editing-cycles>
    <meta:generator>LibreOffice/5.3.6.1$Windows_X86_64 LibreOffice_project/686f202eff87ef707079aeb7f485847613344eb7</meta:generator>
    <meta:document-statistic meta:table-count="0" meta:image-count="0" meta:object-count="0" meta:page-count="1" meta:paragraph-count="7" meta:word-count="22" meta:character-count="143" meta:non-whitespace-character-count="125"/>
  </office:meta>
</office:document-meta>
</file>